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="Arial1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use-window-font-color="true" style:font-name="Arial1" fo:font-size="11pt" style:font-size-asian="11pt" style:font-name-complex="Arial1" style:font-size-complex="11pt"/>
    </style:style>
    <style:style style:name="T9" style:family="text">
      <style:text-properties officeooo:rsid="0017e798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3-31T14:50:13.208000105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50:13.208000105">31/03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Standard"><text:span text:style-name="T7">Comme je vous l’indiquais dans mes courriers du </text:span><text:span text:style-name="T8"><text:user-field-get style:data-style-name="N36" text:name="passagecommissionep_impressionconvocation">30/12/1899</text:user-field-get></text:span>, l’équipe pluridisciplinaire a examiné votre situation.</text:p>
        <text:p text:style-name="P4"/>
        <text:p text:style-name="P4">En l’absence de démarches d’insertion de votre part malgré nos multiples sollicitations, elle a proposé de suspendre votre allocation RSA.</text:p>
        <text:p text:style-name="P4"/>
        <text:p text:style-name="P4">Monsieur le Président du Conseil <text:span text:style-name="T9">départemental</text:span> demande à la Caisse d’Allocations Familiales d’effectuer cette suspension à compter de <text:user-field-get style:data-style-name="N107" text:name="decisionnonrespectsanctionep93_0_moisdebutsanction">décembre 1899</text:user-field-get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9">départemental</text:span>, Hôtel du Département – BP 93 – 93006 BOBIGNY Cedex.</text:p>
        <text:p text:style-name="P4"/>
        <text:p text:style-name="P15">Je reste à votre entière disposition pour tout renseignement complémentaire.</text:p>
        <text:p text:style-name="P4"/>
        <text:p text:style-name="P5">Je vous prie d’agréer, <text:span text:style-name="T6"><text:user-field-get text:name="personne_qual"/></text:span>, l’expression de mes salutations distinguées.</text:p>
        <text:p text:style-name="Texte_20_de_20_saisie"/>
        <text:p text:style-name="Standard"/>
        <text:p text:style-name="P13">Pour le Président du Conseil <text:span text:style-name="T9">départemental</text:span></text:p>
        <text:p text:style-name="P13">et par délégation,</text:p>
        <text:p text:style-name="P13"/>
        <text:p text:style-name="P13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50:13.036000000</dc:date>
    <dc:creator>linda baitech</dc:creator>
    <meta:editing-duration>PT5H55M38S</meta:editing-duration>
    <meta:editing-cycles>100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45" meta:character-count="1005" meta:non-whitespace-character-count="857"/>
  </office:meta>
</office:document-meta>
</file>